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Roboto" svg:font-family="Roboto, sans-serif"/>
    <style:font-face style:name="arial1" svg:font-family="arial, sans-serif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24cff8" officeooo:paragraph-rsid="0024cff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officeooo:rsid="0018dcc8" officeooo:paragraph-rsid="0014f7c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bold" officeooo:rsid="0018dcc8" officeooo:paragraph-rsid="0014f7c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" fo:language="pt" fo:country="BR" fo:font-weight="normal" officeooo:rsid="0024cff8" officeooo:paragraph-rsid="0024cff8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language="pt" fo:country="BR" officeooo:rsid="001636ea" officeooo:paragraph-rsid="0014f7c9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1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4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407c8f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normal" officeooo:rsid="001c7f99" officeooo:paragraph-rsid="004748ea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font-size="12pt" fo:language="pt" fo:country="BR" officeooo:paragraph-rsid="0014f7c9" style:font-size-asian="12pt" style:language-asian="en" style:country-asian="US" style:font-name-complex="Arial4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50fe17" officeooo:paragraph-rsid="00483d8d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517821" officeooo:paragraph-rsid="0048ba5f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21411" officeooo:paragraph-rsid="00421411" fo:background-color="transparent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8ba5f" officeooo:paragraph-rsid="0048ba5f" fo:background-color="transparent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634d4" officeooo:paragraph-rsid="0048ba5f" fo:background-color="transparent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634d4" officeooo:paragraph-rsid="00421411" fo:background-color="transparent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634d4" officeooo:paragraph-rsid="004634d4" fo:background-color="transparent" style:font-size-asian="10.5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634d4" officeooo:paragraph-rsid="004634d4" fo:background-color="#ffff00" style:font-size-asian="10.5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a4214" officeooo:paragraph-rsid="004a4214" fo:background-color="#ffff00" style:font-size-asian="10.5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bold" officeooo:rsid="004634d4" officeooo:paragraph-rsid="004634d4" fo:background-color="#ffff0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169e86" style:font-size-asian="12pt" style:language-asian="en" style:country-asian="US" style:font-name-complex="Arial4" style:font-size-complex="12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officeooo:paragraph-rsid="0025c4d3" style:font-size-asian="12pt" style:language-asian="en" style:country-asian="US" style:font-name-complex="Arial4" style:font-size-complex="12pt" style:language-complex="ar" style:country-complex="SA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1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634d4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83d8d" officeooo:paragraph-rsid="00483d8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83d8d" officeooo:paragraph-rsid="005b91c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weight="normal" officeooo:rsid="00483d8d" officeooo:paragraph-rsid="00483d8d" style:font-weight-asian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weight="normal" officeooo:rsid="00483d8d" officeooo:paragraph-rsid="004d2bb1" style:font-weight-asian="normal" style:font-weight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Roboto" fo:font-size="12pt" fo:language="pt" fo:country="BR" fo:font-style="normal" style:text-underline-style="none" fo:font-weight="normal" officeooo:rsid="004634d4" officeooo:paragraph-rsid="004634d4" style:text-blinking="false" fo:background-color="transparent" style:font-size-asian="10.5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1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4" style:font-size-complex="12pt" style:language-complex="hi" style:country-complex="IN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1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6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6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6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6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6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6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style:font-name="arial" officeooo:paragraph-rsid="005a00c6"/>
    </style:style>
    <style:style style:name="P72" style:family="paragraph" style:parent-style-name="Standard">
      <style:paragraph-properties fo:margin-left="0cm" fo:margin-right="0cm" fo:margin-top="0cm" fo:margin-bottom="0.423cm" loext:contextual-spacing="false" fo:line-height="115%" fo:text-indent="0cm" style:auto-text-indent="false"/>
      <style:text-properties fo:font-variant="normal" fo:text-transform="none" fo:color="#000000" style:font-name="Arial2" fo:font-size="12pt" fo:letter-spacing="normal" fo:font-style="normal" fo:font-weight="normal" officeooo:paragraph-rsid="005d58c0" style:font-size-asian="12pt" style:font-size-complex="12pt"/>
    </style:style>
    <style:style style:name="P73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" fo:language="pt" fo:country="BR" fo:font-weight="normal" officeooo:rsid="0018dcc8" officeooo:paragraph-rsid="0014f7c9" style:font-weight-asian="normal" style:font-weight-complex="normal"/>
    </style:style>
    <style:style style:name="P7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officeooo:rsid="001636ea" officeooo:paragraph-rsid="0014f7c9"/>
    </style:style>
    <style:style style:name="P7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language="pt" fo:country="BR" fo:font-weight="bold" officeooo:rsid="001636ea" officeooo:paragraph-rsid="0014f7c9" style:font-weight-asian="bold" style:font-weight-complex="bold"/>
    </style:style>
    <style:style style:name="P7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fo:language="pt" fo:country="BR" officeooo:paragraph-rsid="0025c4d3" style:font-size-asian="12pt" style:language-asian="en" style:country-asian="US" style:font-name-complex="Arial4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P7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79" style:family="paragraph" style:parent-style-name="Standard">
      <style:paragraph-properties fo:line-height="150%" fo:text-align="justify" style:justify-single-word="false" style:writing-mode="lr-tb"/>
    </style:style>
    <style:style style:name="P80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81" style:family="paragraph" style:parent-style-name="Bibliography_20_1">
      <style:paragraph-properties fo:line-height="115%"/>
      <style:text-properties officeooo:paragraph-rsid="002d2659"/>
    </style:style>
    <style:style style:name="P82" style:family="paragraph" style:parent-style-name="Bibliography_20_1">
      <style:paragraph-properties fo:line-height="115%"/>
      <style:text-properties fo:font-variant="normal" fo:text-transform="none" fo:color="#000000" style:font-name="Arial2" fo:font-size="12pt" fo:letter-spacing="normal" fo:font-style="normal" fo:font-weight="normal" officeooo:paragraph-rsid="002d2659" style:font-size-asian="12pt" style:font-size-complex="12pt"/>
    </style:style>
    <style:style style:name="P83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Arial1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8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1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88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style="normal" fo:font-weight="normal" officeooo:rsid="005d7efb" officeooo:paragraph-rsid="00483d8d" fo:background-color="transparent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483d8d" officeooo:paragraph-rsid="00483d8d"/>
    </style:style>
    <style:style style:name="P92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93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style:font-name="Arial" fo:font-size="12pt" fo:language="pt" fo:country="BR" officeooo:paragraph-rsid="0025c4d3" style:font-size-asian="12pt" style:language-asian="en" style:country-asian="US" style:font-name-complex="Arial4" style:font-size-complex="12pt" style:language-complex="ar" style:country-complex="SA"/>
    </style:style>
    <style:style style:name="T1" style:family="text">
      <style:text-properties style:font-name="Arial1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1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1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1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1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1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1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1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1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1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4" style:font-size-complex="12pt" style:language-complex="ar" style:country-complex="SA" style:font-style-complex="italic"/>
    </style:style>
    <style:style style:name="T11" style:family="text">
      <style:text-properties style:font-name="Arial1" fo:font-size="12pt" fo:language="pt" fo:country="BR" fo:font-weight="normal" officeooo:rsid="00275b99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2" style:family="text">
      <style:text-properties style:font-name="Arial1" fo:font-size="12pt" fo:language="pt" fo:country="BR" fo:font-weight="normal" officeooo:rsid="002b6a12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3" style:family="text">
      <style:text-properties style:font-name="Arial1" fo:font-size="12pt" fo:language="pt" fo:country="BR" fo:font-weight="normal" officeooo:rsid="000a248b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4" style:family="text">
      <style:text-properties style:font-name="Arial1" fo:font-size="12pt" fo:language="pt" fo:country="BR" fo:font-weight="normal" officeooo:rsid="0003449f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5" style:family="text">
      <style:text-properties style:font-name="Arial1" fo:font-size="12pt" fo:language="pt" fo:country="BR" fo:font-weight="normal" officeooo:rsid="0009928d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6" style:family="text">
      <style:text-properties style:font-name="Arial1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4" style:font-size-complex="12pt" style:language-complex="hi" style:country-complex="IN" style:font-weight-complex="normal"/>
    </style:style>
    <style:style style:name="T17" style:family="text">
      <style:text-properties style:font-name="Arial1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8" style:family="text">
      <style:text-properties style:font-name="Arial1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9" style:family="text">
      <style:text-properties style:font-name="Arial1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20" style:family="text">
      <style:text-properties style:font-name="Arial1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21" style:family="text">
      <style:text-properties style:font-name="Arial1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22" style:family="text">
      <style:text-properties style:font-name="Arial1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1" fo:font-size="12pt" fo:language="pt" fo:country="BR" fo:font-style="normal" fo:font-weight="normal" officeooo:rsid="0048ba5f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1" fo:font-size="12pt" fo:language="pt" fo:country="BR" fo:font-style="normal" fo:font-weight="normal" officeooo:rsid="00508203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1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6" style:family="text">
      <style:text-properties style:font-name="Arial1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7" style:family="text">
      <style:text-properties style:font-name="Arial1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8" style:family="text">
      <style:text-properties style:font-name="Arial1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29" style:family="text">
      <style:text-properties style:font-name="Arial1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0" style:family="text">
      <style:text-properties style:font-name="Arial1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1" style:family="text">
      <style:text-properties style:font-name="Arial1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2" style:family="text">
      <style:text-properties style:font-name="Arial1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3" style:family="text">
      <style:text-properties style:font-name="Arial1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4" style:family="text">
      <style:text-properties style:font-name="Arial1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5" style:family="text">
      <style:text-properties style:font-name="Arial1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1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1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1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1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1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1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1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1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T44" style:family="text">
      <style:text-properties style:font-name="Arial1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T45" style:family="text">
      <style:text-properties style:font-name="Arial1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T46" style:family="text">
      <style:text-properties style:font-name="Arial1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T47" style:family="text">
      <style:text-properties style:font-name="Arial1" fo:font-size="12pt" fo:language="pt" fo:country="BR" fo:font-style="normal" fo:font-weight="bold" officeooo:rsid="004634d4" fo:background-color="#ffff00" loext:char-shading-value="0" style:font-size-asian="12pt" style:language-asian="en" style:country-asian="US" style:font-style-asian="normal" style:font-weight-asian="bold" style:font-name-complex="Arial4" style:font-size-complex="12pt" style:language-complex="ar" style:country-complex="SA" style:font-style-complex="normal" style:font-weight-complex="bold"/>
    </style:style>
    <style:style style:name="T48" style:family="text">
      <style:text-properties style:font-name="Arial1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49" style:family="text">
      <style:text-properties style:font-name="Arial1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50" style:family="text">
      <style:text-properties style:font-name="Arial1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51" style:family="text">
      <style:text-properties style:font-name="Arial1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52" style:family="text">
      <style:text-properties style:font-name="Arial1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53" style:family="text">
      <style:text-properties style:font-name="Arial1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4" style:font-size-complex="12pt" style:language-complex="ar" style:country-complex="SA" style:font-style-complex="normal"/>
    </style:style>
    <style:style style:name="T54" style:family="text">
      <style:text-properties style:font-name="Arial1" fo:font-size="12pt" style:font-size-asian="12pt" style:language-asian="en" style:country-asian="US" style:font-name-complex="Arial4" style:font-size-complex="12pt" style:language-complex="ar" style:country-complex="SA"/>
    </style:style>
    <style:style style:name="T55" style:family="text">
      <style:text-properties style:font-name="Arial1" fo:font-size="12pt" officeooo:rsid="00353171" style:font-size-asian="12pt" style:language-asian="en" style:country-asian="US" style:font-name-complex="Arial4" style:font-size-complex="12pt" style:language-complex="ar" style:country-complex="SA"/>
    </style:style>
    <style:style style:name="T56" style:family="text">
      <style:text-properties style:font-name="Arial1" fo:font-size="12pt" fo:font-weight="bold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T57" style:family="text">
      <style:text-properties style:font-name="Arial1" fo:font-size="12pt" fo:font-weight="bold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T58" style:family="text">
      <style:text-properties style:font-name="Arial1" fo:font-size="12pt" fo:font-weight="bold" officeooo:rsid="00403820" style:font-size-asian="12pt" style:language-asian="en" style:country-asian="US" style:font-weight-asian="bold" style:font-name-complex="Arial4" style:font-size-complex="12pt" style:language-complex="ar" style:country-complex="SA" style:font-weight-complex="bold"/>
    </style:style>
    <style:style style:name="T59" style:family="text">
      <style:text-properties style:font-name="Arial1" fo:font-size="12pt" fo:font-weight="bold" officeooo:rsid="0036ddbf" style:font-size-asian="12pt" style:language-asian="en" style:country-asian="US" style:font-weight-asian="bold" style:font-name-complex="Arial4" style:font-size-complex="12pt" style:language-complex="ar" style:country-complex="SA" style:font-weight-complex="normal"/>
    </style:style>
    <style:style style:name="T60" style:family="text">
      <style:text-properties style:font-name="Arial1" fo:font-size="12pt" fo:font-weight="bold" officeooo:rsid="00407c8f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T61" style:family="text">
      <style:text-properties style:font-name="Arial1" fo:font-size="12pt" fo:font-weight="bold" officeooo:rsid="00353171" style:font-size-asian="12pt" style:language-asian="en" style:country-asian="US" style:font-weight-asian="bold" style:font-name-complex="Arial4" style:font-size-complex="12pt" style:language-complex="ar" style:country-complex="SA"/>
    </style:style>
    <style:style style:name="T62" style:family="text">
      <style:text-properties style:font-name="Arial1" fo:font-size="12pt" fo:font-style="italic" fo:font-weight="bold" style:font-size-asian="12pt" style:language-asian="en" style:country-asian="US" style:font-style-asian="italic" style:font-weight-asian="bold" style:font-name-complex="Arial4" style:font-size-complex="12pt" style:language-complex="ar" style:country-complex="SA"/>
    </style:style>
    <style:style style:name="T63" style:family="text">
      <style:text-properties style:font-name="Arial1" fo:font-size="12pt" fo:font-style="italic" fo:font-weight="bold" officeooo:rsid="002bdb4f" style:font-size-asian="12pt" style:language-asian="en" style:country-asian="US" style:font-style-asian="italic" style:font-weight-asian="bold" style:font-name-complex="Arial4" style:font-size-complex="12pt" style:language-complex="ar" style:country-complex="SA"/>
    </style:style>
    <style:style style:name="T64" style:family="text">
      <style:text-properties style:font-name="Arial1" fo:font-size="12pt" fo:font-style="italic" fo:font-weight="bold" officeooo:rsid="00407c8f" style:font-size-asian="12pt" style:language-asian="en" style:country-asian="US" style:font-style-asian="italic" style:font-weight-asian="bold" style:font-name-complex="Arial4" style:font-size-complex="12pt" style:language-complex="ar" style:country-complex="SA"/>
    </style:style>
    <style:style style:name="T65" style:family="text">
      <style:text-properties style:font-name="Arial1" fo:font-size="12pt" fo:font-weight="normal" officeooo:rsid="0036ddbf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66" style:family="text">
      <style:text-properties style:font-name="Arial1" fo:font-size="12pt" fo:font-weight="normal" officeooo:rsid="00353171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67" style:family="text">
      <style:text-properties style:font-name="Arial1" fo:font-weight="bold" style:letter-kerning="true" style:font-name-asian="SimSun" style:language-asian="pt" style:country-asian="BR" style:font-weight-asian="bold" style:font-name-complex="Arial4" style:language-complex="hi" style:country-complex="IN" style:font-weight-complex="bold"/>
    </style:style>
    <style:style style:name="T68" style:family="text">
      <style:text-properties style:font-name="Arial1" fo:font-weight="bold" style:letter-kerning="true" style:font-name-asian="SimSun" style:language-asian="zh" style:country-asian="CN" style:font-weight-asian="bold" style:font-name-complex="Arial4" style:language-complex="hi" style:country-complex="IN"/>
    </style:style>
    <style:style style:name="T69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70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71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72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73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74" style:family="text">
      <style:text-properties fo:color="#000000" style:font-name="Arial1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75" style:family="text">
      <style:text-properties fo:color="#000000" style:font-name="Arial1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76" style:family="text">
      <style:text-properties fo:color="#000000" style:font-name="Arial1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77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78" style:family="text">
      <style:text-properties style:font-name="Arial" fo:font-size="12pt" fo:language="pt" fo:country="BR" fo:font-weight="normal" officeooo:rsid="0025c4d3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79" style:family="text">
      <style:text-properties style:font-name="Arial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4" style:font-size-complex="12pt" style:language-complex="ar" style:country-complex="SA" style:font-style-complex="italic" style:font-weight-complex="normal"/>
    </style:style>
    <style:style style:name="T80" style:family="text">
      <style:text-properties style:font-name="Arial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81" style:family="text">
      <style:text-properties style:font-name="Arial" fo:language="pt" fo:country="BR" fo:font-weight="normal" officeooo:rsid="0018dcc8" style:font-weight-asian="normal" style:font-weight-complex="normal"/>
    </style:style>
    <style:style style:name="T82" style:family="text">
      <style:text-properties style:font-name="Arial" fo:language="pt" fo:country="BR" fo:font-weight="normal" officeooo:rsid="0024cff8" style:font-weight-asian="normal" style:font-weight-complex="normal"/>
    </style:style>
    <style:style style:name="T83" style:family="text">
      <style:text-properties style:font-name="Arial" fo:language="pt" fo:country="BR" fo:font-weight="normal" officeooo:rsid="0043eb0d" style:font-weight-asian="normal" style:font-weight-complex="normal"/>
    </style:style>
    <style:style style:name="T84" style:family="text">
      <style:text-properties officeooo:rsid="0024cff8"/>
    </style:style>
    <style:style style:name="T85" style:family="text">
      <style:text-properties fo:font-weight="bold" style:font-weight-asian="bold"/>
    </style:style>
    <style:style style:name="T86" style:family="text">
      <style:text-properties fo:font-weight="bold" officeooo:rsid="0025c4d3" style:font-weight-asian="bold"/>
    </style:style>
    <style:style style:name="T87" style:family="text">
      <style:text-properties fo:font-weight="bold" officeooo:rsid="00275b99" style:font-weight-asian="bold"/>
    </style:style>
    <style:style style:name="T88" style:family="text">
      <style:text-properties fo:font-weight="bold" officeooo:rsid="00330e12" style:font-weight-asian="bold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5c4d3" style:font-weight-asian="normal" style:font-weight-complex="normal"/>
    </style:style>
    <style:style style:name="T91" style:family="text">
      <style:text-properties fo:font-weight="normal" officeooo:rsid="0043eb0d" style:font-weight-asian="normal" style:font-weight-complex="normal"/>
    </style:style>
    <style:style style:name="T92" style:family="text">
      <style:text-properties fo:font-weight="normal" officeooo:rsid="00517821" style:font-weight-asian="normal" style:font-weight-complex="normal"/>
    </style:style>
    <style:style style:name="T93" style:family="text">
      <style:text-properties fo:font-weight="normal" officeooo:rsid="005235c4" style:font-weight-asian="normal" style:font-weight-complex="normal"/>
    </style:style>
    <style:style style:name="T94" style:family="text">
      <style:text-properties fo:font-weight="normal" officeooo:rsid="0053f2d4" style:font-weight-asian="normal" style:font-weight-complex="normal"/>
    </style:style>
    <style:style style:name="T95" style:family="text">
      <style:text-properties fo:font-weight="normal" officeooo:rsid="005eb0fe" style:font-weight-asian="normal" style:font-weight-complex="normal"/>
    </style:style>
    <style:style style:name="T96" style:family="text">
      <style:text-properties officeooo:rsid="002518ac"/>
    </style:style>
    <style:style style:name="T97" style:family="text">
      <style:text-properties officeooo:rsid="0025c4d3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043eb0d" style:font-style-asian="italic" style:font-style-complex="italic"/>
    </style:style>
    <style:style style:name="T100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101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102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03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104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105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106" style:family="text">
      <style:text-properties fo:font-variant="normal" fo:text-transform="none" style:text-position="0% 100%" style:font-name="Arial1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07" style:family="text">
      <style:text-properties fo:font-variant="normal" fo:text-transform="none" style:text-position="0% 100%" style:font-name="Arial1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08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09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10" style:family="text">
      <style:text-properties fo:font-variant="normal" fo:text-transform="none" fo:color="#222222" style:font-name="Arial2" fo:letter-spacing="normal"/>
    </style:style>
    <style:style style:name="T111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114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style:text-blinking="false" fo:background-color="#ffffff" loext:char-shading-value="0"/>
    </style:style>
    <style:style style:name="T115" style:family="text">
      <style:text-properties fo:font-variant="normal" fo:text-transform="none" style:font-name="Arial2" fo:letter-spacing="normal"/>
    </style:style>
    <style:style style:name="T116" style:family="text">
      <style:text-properties fo:font-variant="normal" fo:text-transform="none" style:font-name="Arial2" fo:letter-spacing="normal" officeooo:rsid="0053f2d4"/>
    </style:style>
    <style:style style:name="T117" style:family="text">
      <style:text-properties style:use-window-font-color="true" style:font-name="Arial1" fo:font-size="12pt" fo:language="pt" fo:country="BR" fo:font-weight="normal" officeooo:rsid="000d384e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18" style:family="text">
      <style:text-properties style:use-window-font-color="true" style:font-name="Arial1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19" style:family="text">
      <style:text-properties style:use-window-font-color="true" style:font-name="Arial1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20" style:family="text">
      <style:text-properties style:use-window-font-color="true" style:font-name="Arial1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21" style:family="text">
      <style:text-properties style:use-window-font-color="true" style:font-name="Arial1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22" style:family="text">
      <style:text-properties style:use-window-font-color="true" style:font-name="Arial1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4" style:font-size-complex="12pt" style:language-complex="ar" style:country-complex="SA" style:font-weight-complex="normal"/>
    </style:style>
    <style:style style:name="T123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124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125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126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127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128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129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130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131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132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133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134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135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136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137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38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39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40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41" style:family="text">
      <style:text-properties fo:font-style="normal" officeooo:rsid="00440421" fo:background-color="transparent" loext:char-shading-value="0" style:font-style-asian="normal" style:font-style-complex="normal"/>
    </style:style>
    <style:style style:name="T142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43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44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45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46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47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48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49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50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51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52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53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54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55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56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57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58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59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60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61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officeooo:rsid="00421411" style:font-style-asian="normal" style:font-style-complex="normal"/>
    </style:style>
    <style:style style:name="T166" style:family="text">
      <style:text-properties officeooo:rsid="00330e12"/>
    </style:style>
    <style:style style:name="T167" style:family="text">
      <style:text-properties style:font-name="Arial3" fo:font-style="normal" officeooo:rsid="002b7b8a" fo:background-color="transparent" loext:char-shading-value="0" style:font-size-asian="10.5pt" style:font-style-asian="normal" style:font-style-complex="normal"/>
    </style:style>
    <style:style style:name="T168" style:family="text">
      <style:text-properties style:font-name="Arial3" fo:font-style="normal" officeooo:rsid="002e5cb2" fo:background-color="transparent" loext:char-shading-value="0" style:font-size-asian="10.5pt" style:font-style-asian="normal" style:font-style-complex="normal"/>
    </style:style>
    <style:style style:name="T169" style:family="text">
      <style:text-properties style:font-name="Arial3" fo:font-style="normal" officeooo:rsid="0029cbea" fo:background-color="transparent" loext:char-shading-value="0" style:font-size-asian="10.5pt" style:font-style-asian="normal" style:font-style-complex="normal"/>
    </style:style>
    <style:style style:name="T170" style:family="text">
      <style:text-properties style:font-name="Arial3" fo:font-style="italic" officeooo:rsid="002b7b8a" fo:background-color="transparent" loext:char-shading-value="0" style:font-size-asian="10.5pt" style:font-style-asian="italic" style:font-style-complex="italic"/>
    </style:style>
    <style:style style:name="T171" style:family="text">
      <style:text-properties style:font-name="Arial3" fo:font-style="italic" officeooo:rsid="0029ef1b" fo:background-color="transparent" loext:char-shading-value="0" style:font-size-asian="10.5pt" style:font-style-asian="italic" style:font-style-complex="italic"/>
    </style:style>
    <style:style style:name="T172" style:family="text">
      <style:text-properties officeooo:rsid="0033bdf9"/>
    </style:style>
    <style:style style:name="T173" style:family="text">
      <style:text-properties officeooo:rsid="003bc474"/>
    </style:style>
    <style:style style:name="T174" style:family="text">
      <style:text-properties officeooo:rsid="00407c8f"/>
    </style:style>
    <style:style style:name="T175" style:family="text">
      <style:text-properties officeooo:rsid="0043eb0d"/>
    </style:style>
    <style:style style:name="T176" style:family="text">
      <style:text-properties officeooo:rsid="00440421"/>
    </style:style>
    <style:style style:name="T177" style:family="text">
      <style:text-properties officeooo:rsid="004634d4"/>
    </style:style>
    <style:style style:name="T178" style:family="text">
      <style:text-properties officeooo:rsid="004748ea"/>
    </style:style>
    <style:style style:name="T179" style:family="text">
      <style:text-properties officeooo:rsid="004d2bb1"/>
    </style:style>
    <style:style style:name="T180" style:family="text">
      <style:text-properties officeooo:rsid="0054d12e"/>
    </style:style>
    <style:style style:name="T181" style:family="text">
      <style:text-properties officeooo:rsid="00553a5e"/>
    </style:style>
    <style:style style:name="T182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183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4" style:font-size-complex="12pt" style:language-complex="ar" style:country-complex="SA" style:font-style-complex="normal" style:font-weight-complex="normal"/>
    </style:style>
    <style:style style:name="T184" style:family="text">
      <style:text-properties officeooo:rsid="005eb0fe"/>
    </style:style>
    <style:style style:name="T185" style:family="text">
      <style:text-properties officeooo:rsid="005efa5d"/>
    </style:style>
    <style:style style:name="T186" style:family="text">
      <style:text-properties officeooo:rsid="005f8a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</text:p>
      <text:p text:style-name="P14">TECNOLOGIA DE SÃO PAULO</text:p>
      <text:p text:style-name="P10">CÂMPU<text:span text:style-name="T84">S VOTUPORANGA</text:span></text:p>
      <text:p text:style-name="P74"/>
      <text:p text:style-name="P74"/>
      <text:p text:style-name="P74"/>
      <text:p text:style-name="P74"/>
      <text:p text:style-name="P74"/>
      <text:p text:style-name="P12">MARIANA DE ALMEIDA RODRIGUES</text:p>
      <text:p text:style-name="P74"/>
      <text:p text:style-name="P74"/>
      <text:p text:style-name="P75"/>
      <text:p text:style-name="P13">BOAS PRÁTICAS DE PROGRAMAÇÃO NO DESENVOLVIMENTO DE APLICAÇÕES WEB</text:p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2">VOTUPORANGA</text:p>
      <text:p text:style-name="P4">2020</text:p>
      <text:p text:style-name="P16">Mariana de Almeida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BOAS PRÁTICAS DE PROGRAMAÇÃO NO DESENVOLVIMENTO DE APLICAÇÕES WEB </text:p>
      <text:p text:style-name="P6"/>
      <text:p text:style-name="P6"/>
      <text:p text:style-name="P83"><text:span text:style-name="T81">Trabalho de Conclusão de Curso apresentado como exigência parcial para obtenção do diploma do curso </text:span><text:span text:style-name="T83">Técnico em Informática Integrado ao Ensino Médio</text:span><text:span text:style-name="T77"> no </text:span><text:span text:style-name="T81">Instituto Federal de Educação, Ciência e Tecnologia de São Paulo, Câmpus </text:span><text:span text:style-name="T82">Votuporanga</text:span><text:span text:style-name="T81">.</text:span></text:p>
      <text:p text:style-name="P7"/>
      <text:p text:style-name="P73">Professor Orientador: <text:span text:style-name="T84">Ubiratan Zakaib do Nasciment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otuporanga</text:p>
      <text:p text:style-name="P9">2020</text:p>
      <text:p text:style-name="P61">LISTA DE S<text:span text:style-name="T96">IGLAS</text:span></text:p>
      <text:p text:style-name="P18"/>
      <text:p text:style-name="P52"><text:span text:style-name="T16">PHP - </text:span><text:span text:style-name="T108">PHP: Hypertext Preprocessor </text:span></text:p>
      <text:p text:style-name="P52"><text:span text:style-name="T109">SQL - </text:span><text:span text:style-name="T108">Structured Query Language</text:span></text:p>
      <text:p text:style-name="P52"><text:span text:style-name="T109">URL - </text:span><text:span text:style-name="T108">Uniform Resource Locator</text:span></text:p>
      <text:p text:style-name="P28"/>
      <text:p text:style-name="P48"/>
      <text:p text:style-name="P15"><text:span text:style-name="T67">SUMÁRIO</text:span><text:span text:style-name="T68"> </text:span></text:p>
      <text:p text:style-name="P11"><text:span text:style-name="T59">1<text:tab/>INTRODUÇÃO…………………………………………………………………</text:span><text:span text:style-name="T65">1</text:span><text:span text:style-name="T66">5</text:span></text:p>
      <text:p text:style-name="P49"><text:span text:style-name="T63">1.</text:span><text:span text:style-name="T64">2</text:span><text:span text:style-name="T62"><text:tab/>OBJETIVOS GERAIS…………………………………………………………<text:tab/></text:span><text:span text:style-name="T54">1</text:span><text:span text:style-name="T55">5</text:span></text:p>
      <text:p text:style-name="P49"><text:span text:style-name="T63">1.</text:span><text:span text:style-name="T64">3</text:span><text:span text:style-name="T62"><text:tab/>OBJETIVOS ESPECÍFICOS…………………………………………………<text:tab/></text:span><text:span text:style-name="T54">1</text:span><text:span text:style-name="T55">5</text:span></text:p>
      <text:p text:style-name="P49"><text:span text:style-name="T63">1.</text:span><text:span text:style-name="T64">4</text:span><text:span text:style-name="T62"><text:tab/></text:span><text:span text:style-name="T63">JUSTIFICATIVA</text:span><text:span text:style-name="T62">……………………………………………………………….<text:tab/></text:span><text:span text:style-name="T54">15</text:span></text:p>
      <text:p text:style-name="P50"><text:span text:style-name="T63">1.</text:span><text:span text:style-name="T64">5</text:span><text:span text:style-name="T62"><text:tab/></text:span><text:span text:style-name="T64">METODOLOGIA</text:span><text:span text:style-name="T62">……………………………………………………………….<text:tab/></text:span><text:span text:style-name="T54">15</text:span></text:p>
      <text:p text:style-name="P50"><text:span text:style-name="T63">1.</text:span><text:span text:style-name="T64">6</text:span><text:span text:style-name="T62"><text:tab/></text:span><text:span text:style-name="T64">ESTADO DA ARTE</text:span><text:span text:style-name="T62">…………...……………………………………………….<text:tab/></text:span><text:span text:style-name="T54">15</text:span></text:p>
      <text:p text:style-name="P51"><text:span text:style-name="T60">2</text:span><text:span text:style-name="T56"><text:tab/></text:span><text:span text:style-name="T60">DESENVOLVIMENTO……</text:span><text:span text:style-name="T56">…………………………………………………...<text:tab/></text:span><text:span text:style-name="T54">1</text:span><text:span text:style-name="T55">6</text:span></text:p>
      <text:p text:style-name="P50"><text:span text:style-name="T60">2.1</text:span><text:span text:style-name="T61"><text:tab/></text:span><text:span text:style-name="T60">MATERIAIS E MÉTODOS….</text:span><text:span text:style-name="T61">………………………………………………...<text:tab/></text:span><text:span text:style-name="T55">16</text:span></text:p>
      <text:p text:style-name="P49"><text:span text:style-name="T54"><text:tab/></text:span><text:span text:style-name="T57">REFERÊNCIAS………………………………………………………………..<text:tab/></text:span><text:span text:style-name="T58">19</text:span></text:p>
      <text:p text:style-name="P88">1 INTRODUÇÃO</text:p>
      <text:p text:style-name="P46"><text:tab/>O projeto tem a finalidade de mostrar formas <text:span text:style-name="T175">que pretendem</text:span> deixar o desenvolvimento, neste caso destinado à <text:span text:style-name="T98">web</text:span>, mais seguro, mitigando ao máximo, as possíveis falhas ou <text:span text:style-name="T175">vulnerabilidades</text:span>. Para o norteamento dos principais problemas de segurança, foi usado o OWASP <text:span text:style-name="T97">(</text:span>Projeto Aberto de Segurança em Aplicações Web), que visa demonstrar <text:span text:style-name="T175">um </text:span><text:span text:style-name="T99">ranking</text:span><text:span text:style-name="T175"> d</text:span>as maiores falhas do ano e listá-las em tópicos, entre outras coisas como documentos, artigos, ferramentas do ramo <text:span text:style-name="T173">(</text:span>OWASP, 2020).</text:p>
      <text:p text:style-name="P47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45"/>
      <text:p text:style-name="P76"><text:span text:style-name="T86"><text:tab/></text:span><text:span text:style-name="T87">1.</text:span><text:span text:style-name="T86">2 OBJETIVO GERAL</text:span></text:p>
      <text:p text:style-name="P94"><text:span text:style-name="T86"><text:tab/><text:tab/><text:tab/><text:tab/></text:span><text:span text:style-name="T90">Ressaltar a importância de uma programação pensada corretamente, que v</text:span><text:span text:style-name="T91">isa </text:span><text:span text:style-name="T90">gerar mais segurança tanto para quem programa, </text:span><text:span text:style-name="T91">como </text:span><text:span text:style-name="T90">para quem compra o produto e principalmente para quem usa. </text:span><text:span text:style-name="T91">Apresentar</text:span><text:span text:style-name="T90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77"/>
      <text:p text:style-name="P76"><text:span text:style-name="T86"><text:tab/></text:span><text:span text:style-name="T87">1.</text:span><text:span text:style-name="T88">3</text:span><text:span text:style-name="T86"> OBJETIVOS ESPECÍFICOS</text:span></text:p>
      <text:list xml:id="list1858552420" text:style-name="L1">
        <text:list-item>
          <text:p text:style-name="P92"><text:span text:style-name="T78">Desenvolver uma aplicação </text:span><text:span text:style-name="T79">web </text:span><text:span text:style-name="T80">sem os devidos cuidados</text:span><text:span text:style-name="T78">;</text:span></text:p>
        </text:list-item>
        <text:list-item>
          <text:p text:style-name="P93">Estudar a linguagem de programação PHP orientada a objeto;</text:p>
        </text:list-item>
        <text:list-item>
          <text:p text:style-name="P93">Explorar as diversas formas de proteger o sistema contra-ataques;</text:p>
        </text:list-item>
        <text:list-item>
          <text:p text:style-name="P93">Mostrar os resultados dos ataques em uma aplicação não segura;</text:p>
        </text:list-item>
        <text:list-item>
          <text:p text:style-name="P93">Mostrar as falhas de segurança que pode acontecer se a entrada e saída de dados não forem tratadas devidamente.</text:p>
        </text:list-item>
      </text:list>
      <text:p text:style-name="P77"/>
      <text:p text:style-name="P19"><text:span text:style-name="T72"><text:tab/>1.</text:span><text:span text:style-name="T73">4</text:span><text:span text:style-name="T71"> </text:span><text:span text:style-name="T70">JUSTIFICATIVA </text:span></text:p>
      <text:p text:style-name="P62"><text:span text:style-name="T69"><text:tab/><text:tab/></text:span><text:span text:style-name="T89">A cada dia, mais pessoas estão conectadas no mundo virtual, oferecendo seus dados, muitas vezes de forma não intencional. O inconveniente é que existem diversos criminosos tentando acessá-los a todo momento. Quando </text:span><text:soft-page-break/><text:span text:style-name="T89">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63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76">e muitas a serem descobertas.</text:span></text:p>
      <text:p text:style-name="P22"/>
      <text:p text:style-name="P20"><text:tab/>1.<text:span text:style-name="T166">5</text:span> <text:span text:style-name="T174">METODOLOGIA</text:span></text:p>
      <text:p text:style-name="P20"><text:tab/><text:tab/><text:span text:style-name="T89">Antes do desenvolvimento prático, deve-se realizar uma pesquisa exploratória e explicativa, isto é, levantar informações sobre o problema e poder, assim, formular hipóteses mais precisas. Além disso, deve-se fazer pesquisas experimentais e bibliográficas para se familiarizar mais com o tema proposto.</text:span></text:p>
      <text:p text:style-name="P24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24"><text:tab/><text:tab/>É válido citar que o espaço em que esse estudo irá ocorrer é no meio virtual, pois o foco do trabalho são aplicações <text:span text:style-name="T165">web</text:span>. Então <text:span text:style-name="T98">sites</text:span> com vulnerabilidades serão testados com afinco.</text:p>
      <text:p text:style-name="P20"><text:tab/></text:p>
      <text:p text:style-name="P21"><text:tab/>1.<text:span text:style-name="T174">6</text:span> <text:span text:style-name="T174">ESTADO DA ARTE</text:span></text:p>
      <text:p text:style-name="P53"><text:span text:style-name="T11"><text:tab/><text:tab/></text:span><text:span text:style-name="T13">De acordo com os autores, L</text:span><text:span text:style-name="Emphasis"><text:span text:style-name="T111">ü</text:span></text:span><text:span text:style-name="T13">ders</text:span><text:span text:style-name="T106"> </text:span><text:span text:style-name="T107">e Bianchini (</text:span><text:span text:style-name="T106">2017), a</text:span><text:span text:style-name="T14"> gestão pública vem adotando medidas que melhoram a segurança das Cidades Inteligentes. Elas formam uma rede de informações que em sua maioria, usa a linguagem de programação PHP em 82,9% e </text:span><text:span text:style-name="T7">s</text:span><text:span text:style-name="T8">oftwares</text:span><text:span text:style-name="T14"> livres. A segurança deve </text:span><text:soft-page-break/><text:span text:style-name="T14">estar em todas as fases do desenvolvimento, pois, a cada dia, a sofisticação dos ataques vem crescendo. </text:span><text:span text:style-name="T15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9">cookies</text:span><text:span text:style-name="T15">; e Any File Inclusion, que é quando um atacante insere um arquivo em um URL, que pode executar instruções maliciosas.</text:span></text:p>
      <text:p text:style-name="P79"><text:span text:style-name="T12"><text:tab/><text:tab/>O </text:span><text:span text:style-name="T117">auto</text:span><text:span text:style-name="T119">r</text:span><text:span text:style-name="T118"> </text:span><text:span text:style-name="T120">S</text:span><text:span text:style-name="T122">ouza (</text:span><text:span text:style-name="T120">2012), </text:span><text:span text:style-name="T121">diz </text:span><text:span text:style-name="T120">que </text:span><text:span text:style-name="T17">a segurança de aplicações </text:span><text:span text:style-name="T1">Web </text:span><text:span text:style-name="T17">não recebe a notoriedade necessária pelas empresas de desenvolvimento. Tendo isso em mente, utilizou-se a metodologia proposta pela OWASP, </text:span><text:span text:style-name="T18">para realizar uma pesquisa qualitativa, </text:span><text:span text:style-name="T17">com a finalidade de testar se os métodos propostos são possíveis de serem aplicados </text:span><text:span text:style-name="T19">valoriza</text:span><text:span text:style-name="T18">ndo</text:span><text:span text:style-name="T19"> os princípios de segurança </text:span><text:span text:style-name="T18">de </text:span><text:span text:style-name="T19">confidencialidade, integridade, autenticidade e disponibilidade. O </text:span><text:span text:style-name="T18">resultado foi que </text:span><text:span text:style-name="T19">os desenvolvedores não utilizam normas de segurança durante o ciclo </text:span><text:span text:style-name="T21">de </text:span><text:span text:style-name="T19">vida dos projetos de </text:span><text:span text:style-name="T2">software</text:span><text:span text:style-name="T19">. Logo, a solução encontrada </text:span><text:span text:style-name="T20">é</text:span><text:span text:style-name="T19"> adotar técnicas e recomendações de segurança no desenvolvimento de aplicações </text:span><text:span text:style-name="T2">Web </text:span><text:span text:style-name="T22">através de metodologias para tratar riscos e ameaças.</text:span></text:p>
      <text:p text:style-name="P80"><text:span text:style-name="T34"><text:tab/><text:tab/>Os autores </text:span><text:span text:style-name="T35">C</text:span><text:span text:style-name="T39">eron</text:span><text:span text:style-name="T35"> et al. </text:span><text:span text:style-name="T39">(</text:span><text:span text:style-name="T35">[s.d.]) </text:span><text:span text:style-name="T38">também notaram</text:span><text:span text:style-name="T34"> que </text:span><text:span text:style-name="T36">mecanismos de busca estão sendo usados como uma ferramenta para localizar </text:span><text:span text:style-name="T6">sites</text:span><text:span text:style-name="T36"> vulneráveis. Algumas aplicações como </text:span><text:span text:style-name="T6">webmail</text:span><text:span text:style-name="T36">, aplicativos de gerenciamento remoto, fórum de discussões entre outros, contém as mesmas vulnerabilidades, sendo elas, </text:span><text:span text:style-name="T6">Cross Site Scripting, SQL Injection, Directory Transversal, </text:span><text:span text:style-name="T36">entre outras</text:span><text:span text:style-name="T6">. </text:span><text:span text:style-name="T36">Atualmente, </text:span><text:span text:style-name="T37">para analisar as técnicas de ataque, estão sendo projetadas ferramentas como o </text:span><text:span text:style-name="T36">PHP Honeypot Project (PHP.HoP), </text:span><text:span text:style-name="T37">que </text:span><text:span text:style-name="T36">emulam aplicações web vulneráveis e coletam informações sobre os acessos.</text:span></text:p>
      <text:p text:style-name="P2"><text:span text:style-name="T167"><text:tab/><text:tab/>Com os dados coletados, foi possível constatar que em um período de 53 dias, foi totalizado 4902 acessos aos serviços</text:span><text:span text:style-name="T170"> web</text:span><text:span text:style-name="T171">, </text:span><text:span text:style-name="T168">isso sinaliza que há uma alta </text:span><text:span text:style-name="T167">procura por aplicações </text:span><text:span text:style-name="T170">web</text:span><text:span text:style-name="T167"> vulneráveis. </text:span><text:span text:style-name="T168">Mecanismos de busca como o </text:span><text:span text:style-name="T169">G</text:span><text:span text:style-name="T168">oogle e </text:span><text:span text:style-name="T169">Y</text:span><text:span text:style-name="T168">ahoo são ferramentas de sondagem para portas e aplicações, é uma técnica eficiente, pois mecanismos tradicionais de segurança não a detecta.</text:span></text:p>
      <text:p text:style-name="P23"><text:span text:style-name="T123"><text:tab/><text:tab/>O </text:span><text:span text:style-name="T124">autor </text:span><text:span text:style-name="T137">Monteverde</text:span><text:span text:style-name="T134"> </text:span><text:span text:style-name="T137">(</text:span><text:span text:style-name="T134">2014) </text:span><text:span text:style-name="T124">defende que, o aumento do uso de aplicações </text:span><text:span text:style-name="T100">Web</text:span><text:span text:style-name="T124">, facilitou </text:span><text:span text:style-name="T125">não só a </text:span><text:span text:style-name="T136">se </text:span><text:span text:style-name="T125">consolidar como um dos principais meios de comunicação mas também</text:span><text:span text:style-name="T124"> </text:span><text:span text:style-name="T125">a expansão</text:span><text:span text:style-name="T124"> dos ataques a segurança, por outro lado, </text:span><text:soft-page-break/><text:span text:style-name="T124">conhecer as principais vulnerabilidades, permite estabelecer medidas preventivas para garantir a segurança das aplicações, </text:span><text:span text:style-name="T126">executando,</text:span><text:span text:style-name="T125"> por exemplo, os pilares centrais da segurança. </text:span><text:span text:style-name="T126">Mas a</text:span><text:span text:style-name="T127">final o que são vulnerabilidades? São condições que podem virar falhas de segurança quando exploradas por alguém mal-intencionado. Elas são construídas ao longo do desenvolvimento a partir de uma s</text:span><text:span text:style-name="T126">é</text:span><text:span text:style-name="T127">rie de fatores, por exemplo, prazos curtos para entrega do trabalho, </text:span><text:span text:style-name="T126">falta de qualificação técnica dos desenvolvedores ou até mesmo uma ausência de revisão contínua e atualizações. </text:span><text:span text:style-name="T128">Entender essas falhas e resolv</text:span><text:span text:style-name="T129">ê</text:span><text:span text:style-name="T128">-las é o principal passo a ser tomado para evitar custos futuros com manutenção.</text:span></text:p>
      <text:p text:style-name="P25"><text:span text:style-name="T130"><text:tab/><text:tab/>De acordo com o autor </text:span><text:span text:style-name="T137">Taha</text:span><text:span text:style-name="T134"> </text:span><text:span text:style-name="T137">(</text:span><text:span text:style-name="T134">2017), </text:span><text:span text:style-name="T133">g</text:span><text:span text:style-name="T131">rande parte d</text:span><text:span text:style-name="T133">as</text:span><text:span text:style-name="T131"> aplicações armazenam dados sensíveis, </text:span><text:span text:style-name="T139">com</text:span><text:span text:style-name="T131"> isso em mente, foi desenvolvido um guia de testes de segurança usando a metodologia OWASP como base, para ajudar os desenvolvedores em diversos estágios de aprendizado. O guia conta </text:span><text:span text:style-name="T141">com </text:span><text:span text:style-name="T131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101">software</text:span><text:span text:style-name="T131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5"><text:span text:style-name="T153"><text:tab/><text:tab/>Os aut</text:span><text:span text:style-name="T132">ores </text:span><text:span text:style-name="T134">M</text:span><text:span text:style-name="T138">ontanheiro e</text:span><text:span text:style-name="T134"> C</text:span><text:span text:style-name="T138">arvalho</text:span><text:span text:style-name="T134"> </text:span><text:span text:style-name="T138">(</text:span><text:span text:style-name="T134">2018) </text:span><text:span text:style-name="T132">a</text:span><text:span text:style-name="T153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54">s</text:span><text:span text:style-name="T153"> </text:span><text:span text:style-name="T105">softwares</text:span><text:span text:style-name="T153"> são desenvolvidos em um prazo curto de tempo e são mais complexos. Então, os gestores optam por poupar custo e tempo, deixando a segurança como um acessório e não prioridade. </text:span><text:span text:style-name="T157">Contudo,</text:span><text:span text:style-name="T155"> toda a equipe de desenvolvimento deveria receber um treinamento sobre o assunto, com a finalidade de mitigar os riscos nas aplicações e entender como as falhas podem gerar vulnerabilidades.</text:span></text:p>
      <text:p text:style-name="P23"><text:span text:style-name="T135"><text:tab/><text:tab/>Isso é comprovado</text:span><text:span text:style-name="T149"> pelos autores </text:span><text:span text:style-name="T158">C</text:span><text:span text:style-name="T160">osta</text:span><text:span text:style-name="T158"> et al. </text:span><text:span text:style-name="T160">(</text:span><text:span text:style-name="T158">2018), </text:span><text:span text:style-name="T159">que em </text:span><text:span text:style-name="T150">uma entrevista com desenvolvedores </text:span><text:span text:style-name="T103">web</text:span><text:span text:style-name="T150">, </text:span><text:span text:style-name="T152">visando </text:span><text:span text:style-name="T150">mensurar o nível de conhecimento </text:span><text:span text:style-name="T152">dos programadores em identificar, analisar e corrigir ameaças a segurança do código, </text:span><text:span text:style-name="T159">recolheu dados alarmantes</text:span><text:span text:style-name="T152">. Dos sessenta resultados obtidos pelo </text:span><text:span text:style-name="T104">survey, </text:span><text:soft-page-break/><text:span text:style-name="T104">73</text:span><text:span text:style-name="T152">% são respostas de profissionais com mais de 3 anos de experiência </text:span><text:span text:style-name="T156">e</text:span><text:span text:style-name="T152"> 57% contém curso superior. </text:span><text:span text:style-name="T156">Mesmo assim</text:span><text:span text:style-name="T151">, a pesquisa revela que os motivos para não </text:span><text:span text:style-name="T152">implementação de prevenç</text:span><text:span text:style-name="T151">ões contra os</text:span><text:span text:style-name="T152"> ataques são: falta de conhecimento </text:span><text:span text:style-name="T151">em </text:span><text:span text:style-name="T152">92%; prazos muito </text:span><text:span text:style-name="T151">a</text:span><text:span text:style-name="T152">pertados </text:span><text:span text:style-name="T151">em </text:span><text:span text:style-name="T152">70% e baixa prioridade em 47%.</text:span></text:p>
      <text:p text:style-name="P54"><text:span text:style-name="T40"><text:tab/><text:tab/>Além disso, </text:span><text:span text:style-name="T41">90% dos entrevistados </text:span><text:span text:style-name="T40">disseram que</text:span><text:span text:style-name="T41"> a formação acadêmica não </text:span><text:span text:style-name="T40">oferece</text:span><text:span text:style-name="T41"> uma preparação adequada para lidar com segurança, </text:span><text:span text:style-name="T40">outros </text:span><text:span text:style-name="T41">50% considera o ensino insuficiente, enquanto 37,5% afirmam que o assunto não foi abordado em sua formação. D</text:span><text:span text:style-name="T40">os que conhecem o assunto, 47% aprenderam através de livros, cursos ou documentações oficiais, enquanto 17%, aprenderam com a prática da profissão.</text:span><text:span text:style-name="T41"> </text:span><text:span text:style-name="T40">E a</text:span><text:span text:style-name="T41">penas 30% afirmaram ter aprendido durante a formação acadêmica. </text:span><text:span text:style-name="T40">São números extremamente alarmantes </text:span><text:span text:style-name="T42">quando </text:span><text:span text:style-name="T40">esses profissionais desenvolvem diversos aplicativos, desde redes sociais até aplicativos de bancos, logo, isso pode afetar a vida de qualquer um e fazer diversos estragos.</text:span></text:p>
      <text:p text:style-name="P30"/>
      <text:p text:style-name="P42">2 CONCEITOS BÁSICOS SOBRE O TEMA EM ESTUDO</text:p>
      <text:p text:style-name="P43">em desenvolvimento</text:p>
      <text:p text:style-name="P41"><text:tab/>2.1 SEGURANÇA DA INFORMAÇÃO</text:p>
      <text:p text:style-name="P60"><text:bookmark text:name="docs-internal-guid-3686d2be-7fff-26f7-8619-921992733baf"/><text:tab/><text:tab/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/text:p>
      <text:p text:style-name="P84"><text:tab/><text:tab/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84"><text:tab/><text:tab/>Em resumo, ao levantar essas questões, pode-se chegar a um final absoluto, quem está cuidado dessas informações valiosas? As organizações pelas quais se navega e acessa todos os dias. São elas as responsáveis pelos dados coletados em suas plataformas.</text:p>
      <text:p text:style-name="P84"><text:tab/><text:tab/>Enfim, o que seria Segurança da Informação? Segundo <text:span text:style-name="T180">Fontes (2017)</text:span>, é um conjunto de regras e ações que tem por razão proteger a informação. Sua existência coopera para que o sentido do que <text:soft-page-break/>foi oferecido seja preservado para as empresas e organizações ou indivíduos.</text:p>
      <text:p text:style-name="Text_20_body"/>
      <text:p text:style-name="P41"><text:tab/>2.2 PILARES DA SEGURANÇA</text:p>
      <text:p text:style-name="P60"><text:bookmark text:name="docs-internal-guid-4e15cdb0-7fff-17ac-8190-0bcbc0907e38"/><text:tab/><text:tab/>Para que a Segurança da Informação seja garantida, são necessários alguns pilares. Sendo eles: Disponibilidade, Integridade, Confidencialidade e Autenticidade.</text:p>
      <text:p text:style-name="Text_20_body"><text:span text:style-name="T113"><text:tab/><text:tab/>A Disponibilidade garante que o acesso ao serviço desejado esteja funcionando. Um ataque que afeta diretamente este pilar, é o DDoS, que significa em português </text:span><text:span text:style-name="T114">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span></text:p>
      <text:p text:style-name="P78"><text:tab/><text:tab/>Já a Integridade cuida para que as informações não sejam alteradas ou apagadas sem que o dono dessas informações faça isso. De acordo com <text:span text:style-name="T181">Dantas (2011)</text:span>, a Integridade é afetada quando ocorre inserções, substituições ou exclusões no assunto da informação, ou quando há alterações nas permissões de acesso de um arquivo restrito.</text:p>
      <text:p text:style-name="P78"><text:tab/><text:tab/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P85"><text:tab/><text:tab/>Por último, a Autenticidade específica que as entidades envolvidas no processo de comunicação sejam elas mesmas, e que a informação passada  não seja modificada após seu envio.</text:p>
      <text:p text:style-name="P85"><text:tab/><text:tab/>Além dos quatro pilares citados, existem alguns tópicos ligados a Segurança da Informação, como, Não Repudio, quando o individuo nega que a algo foi enviada por ele; Auditoria, registrar as ações que ocorreram na rede, para que no futuro sejam verificadas as irregularidades; e Legalidade, a informação armazenada deve estar de acordo com as leis atuais do seu tempo.</text:p>
      <text:p text:style-name="Text_20_body"/>
      <text:p text:style-name="P42"><text:tab/>2.3 EXPLICAÇÃO SOBRE A ESPECIFIDADE DO SEU TEMA</text:p>
      <text:p text:style-name="P29"/>
      <text:p text:style-name="P26"><text:soft-page-break/><text:span text:style-name="T163">3</text:span><text:span text:style-name="T161"> </text:span><text:span text:style-name="T162">DESENVOLVIMENTO</text:span></text:p>
      <text:p text:style-name="P26"><text:span text:style-name="T140"><text:tab/></text:span><text:span text:style-name="T147">Dando</text:span><text:span text:style-name="T143"> início a parte prática da aplicação, serão necessárias algumas ferramentas e tecnologias, </text:span><text:span text:style-name="T144">neste capítulo será descrito quais são estes requisi</text:span><text:span text:style-name="T145">t</text:span><text:span text:style-name="T144">os técnicos e suas respectivas funções.</text:span></text:p>
      <text:p text:style-name="P32"/>
      <text:p text:style-name="P36"><text:span text:style-name="T177"><text:tab/>3</text:span>.1 MATERIAIS E MÉTODOS </text:p>
      <text:p text:style-name="P27"><text:span text:style-name="T143"><text:tab/><text:tab/>O desenvolvimento do trabalho será feito com</text:span><text:span text:style-name="T140"> a linguage</text:span><text:span text:style-name="T148">m</text:span><text:span text:style-name="T140"> de prog</text:span><text:span text:style-name="T142">r</text:span><text:span text:style-name="T140">amação, PHP e </text:span><text:span text:style-name="T148">a linguagem de scripting,</text:span><text:span text:style-name="T140"> JavaScript, Apache como servidor</text:span><text:span text:style-name="T102"> web</text:span><text:span text:style-name="T140">, </text:span><text:span text:style-name="T142">My</text:span><text:span text:style-name="T140">SQL para o gerenciamento do banco de dados, </text:span><text:span text:style-name="T142">VirtualBox para a virtualização do ambiente de ataque, </text:span><text:span text:style-name="T143">DVWA </text:span><text:span text:style-name="T148">p</text:span><text:span text:style-name="T143">ara desenvolver a aplicação vu</text:span><text:span text:style-name="T145">l</text:span><text:span text:style-name="T143">ner</text:span><text:span text:style-name="T145">á</text:span><text:span text:style-name="T143">vel, </text:span><text:span text:style-name="T146">NetBeans como ambiente de </text:span><text:span text:style-name="T148">edição de código</text:span><text:span text:style-name="T140"> e o Bootstrap para o design </text:span><text:span text:style-name="T143">do sistema.</text:span></text:p>
      <text:p text:style-name="P31"><text:span text:style-name="T178"><text:tab/><text:tab/>Além d</text:span>os requisitos citados, será necessário também infraestrutura de rede para o desenvolvimento e pesquisa do trabalho e um computador que <text:span text:style-name="T178">execute a aplicação.</text:span></text:p>
      <text:p text:style-name="P31"/>
      <text:p text:style-name="P40"><text:tab/>3.2 DESCRIÇÃO DAS PRINCIPAIS FERRAMENTAS</text:p>
      <text:p text:style-name="P55"><text:span text:style-name="T24"><text:tab/><text:tab/><text:tab/>Abaixo, será descrito as ferramentas utilizadas e suas funcionalidades.</text:span></text:p>
      <text:p text:style-name="P56"><text:span text:style-name="T43"><text:tab/><text:tab/>3.2.1 </text:span><text:span text:style-name="T45">APACHE</text:span></text:p>
      <text:p text:style-name="P56"><text:span text:style-name="T25"><text:tab/><text:tab/><text:tab/>O servidor </text:span><text:span text:style-name="T3">web</text:span><text:span text:style-name="T25"> Apache mantém quase 50% das páginas na internet ativas.</text:span><text:span text:style-name="T25"> Ele tem seu código fonte aberto e também é multiplataformas. Foi criado em 1995, por Rob McCool.</text:span></text:p>
      <text:p text:style-name="P33"><text:tab/><text:tab/><text:tab/>O nome Apache vem em das tribos de nativos americanos, que lutaram e restiram aos ataques sofridos, em semelhança a comunidade de software livre.</text:p>
      <text:p text:style-name="P56"><text:span text:style-name="T25"><text:tab/><text:tab/><text:tab/></text:span><text:span text:style-name="T26">Segundo o autor </text:span><text:span text:style-name="T32">Marcelo (2005)</text:span><text:span text:style-name="T26">, as principais vantagens desse servidor são, suporte a autenticação baseada em HTTP, </text:span><text:span text:style-name="T4">Logs </text:span><text:span text:style-name="T26">customizáveis, configuração rápida e simples, entre outros.</text:span></text:p>
      <text:p text:style-name="P38"><text:tab/><text:tab/><text:tab/></text:p>
      <text:p text:style-name="P56"><text:span text:style-name="T43"><text:tab/><text:tab/>3.2.2 </text:span><text:span text:style-name="T45">BOOTSTRAP</text:span></text:p>
      <text:p text:style-name="P57"><text:span text:style-name="T45"><text:tab/><text:tab/><text:tab/></text:span><text:span text:style-name="T27">Bootstrap é um </text:span><text:span text:style-name="T5">framework</text:span><text:span text:style-name="T27"> de desenvolvimento </text:span><text:span text:style-name="T5">web</text:span><text:span text:style-name="T27"> </text:span><text:span text:style-name="T28">de código aberto, </text:span><text:span text:style-name="T27">baseado em </text:span><text:span text:style-name="T31">HTML, CSS</text:span><text:span text:style-name="T27"> e </text:span><text:span text:style-name="T31">J</text:span><text:span text:style-name="T27">ava</text:span><text:span text:style-name="T31">S</text:span><text:span text:style-name="T27">cript que facilita o design do site e </text:span><text:soft-page-break/><text:span text:style-name="T27">também contribui para que o usuário </text:span><text:span text:style-name="T28">se </text:span><text:span text:style-name="T27">sinta mais </text:span><text:span text:style-name="T28">a vontade,</text:span><text:span text:style-name="T27"> facilidade e segurança usando a aplicação, </text:span><text:span text:style-name="T28">segundo o </text:span><text:span text:style-name="T29">autor do site</text:span><text:span text:style-name="T28">, </text:span><text:span text:style-name="T182">C</text:span><text:span text:style-name="T183">ontributors</text:span><text:span text:style-name="T182">, [s.d.]</text:span><text:span text:style-name="T28">.</text:span></text:p>
      <text:p text:style-name="P38"/>
      <text:p text:style-name="P56"><text:span text:style-name="T43"><text:tab/><text:tab/>3.2.3 </text:span><text:span text:style-name="T45">DVWA</text:span></text:p>
      <text:p text:style-name="P56"><text:span text:style-name="T45"><text:tab/><text:tab/><text:tab/></text:span><text:span text:style-name="T29">DVWA (Damn Vulnerable Web App), é uma aplicação propositalmente vulnerável, baseada em PHP e MySQL. Segundo </text:span><text:span text:style-name="T30">o autor do site da aplicação DVWA, [s.d.], seus principais objetivos são ajudar os profissionais da área de segurança a testar suas habilidades sem prejudicar os usuários ou outros programadores, também ajudar os pro</text:span><text:span text:style-name="T32">fissionais</text:span><text:span text:style-name="T30"> </text:span><text:span text:style-name="T32">a</text:span><text:span text:style-name="T30"> entender como proteger uma aplicação.</text:span></text:p>
      <text:p text:style-name="P38"/>
      <text:p text:style-name="P56"><text:span text:style-name="T43"><text:tab/><text:tab/>3.2.4 </text:span><text:span text:style-name="T45">JAVASCRIPT</text:span></text:p>
      <text:p text:style-name="P56"><text:span text:style-name="T45"><text:tab/><text:tab/><text:tab/></text:span><text:span text:style-name="T31">JavaScript é uma linguagem de scripting, </text:span><text:span text:style-name="T32">como o próprio nome diz,</text:span><text:span text:style-name="T31"> </text:span><text:span text:style-name="T32">ela</text:span><text:span text:style-name="T31"> trabalha </text:span><text:span text:style-name="T32">em conjunto com</text:span><text:span text:style-name="T31"> o HTML e o CSS, </text:span><text:span text:style-name="T33">sua sintaxe se parece muito com a linguagem C, </text:span><text:span text:style-name="T32">permitindo</text:span><text:span text:style-name="T31"> a interação das páginas com o usuário. Pode ser usada do lado do cliente, mas também do lado do servidor.</text:span></text:p>
      <text:p text:style-name="P89"><text:tab/><text:tab/><text:tab/>Segundo o autor <text:span text:style-name="T185">Prescotti (2016)</text:span>, <text:span text:style-name="T185">seu nome não indica uma extensão do Java, que é linguagem de programação muito mais complexa. Logo, seu nome apenas vem de um momento em que a linguagem Java estava em seu auge, então resolveram renomeá-la, </text:span><text:span text:style-name="T186">já que antes se chamava LiveScript.</text:span></text:p>
      <text:p text:style-name="P38"/>
      <text:p text:style-name="P56"><text:span text:style-name="T43"><text:tab/><text:tab/>3.2.5 </text:span><text:span text:style-name="T45">MYSQL</text:span></text:p>
      <text:p text:style-name="P58"><text:span text:style-name="T48"><text:tab/><text:tab/><text:tab/>MySQL é </text:span><text:span text:style-name="T49">um</text:span><text:span text:style-name="T48"> </text:span><text:span text:style-name="T51">servidor</text:span><text:span text:style-name="T48"> de banco de dados, </text:span><text:span text:style-name="T49">ele é o</text:span><text:span text:style-name="T48"> mais utilizado no mundo, </text:span><text:span text:style-name="T53">e</text:span><text:span text:style-name="T49">m razão de</text:span><text:span text:style-name="T48"> ser multiplataformas, rápido e ter o código-fonte aberto, </text:span><text:span text:style-name="T49">isso acaba chamando</text:span><text:span text:style-name="T48"> a atenção de muitos programadores. </text:span></text:p>
      <text:p text:style-name="P58"><text:span text:style-name="T48"><text:tab/><text:tab/><text:tab/></text:span><text:span text:style-name="T51">A linguagem SQL, como defende o autor </text:span><text:span text:style-name="T52">Gonzaga (2000)</text:span><text:span text:style-name="T51">, é uma linguagem padronizada que facilita o armazenamento e o acesso às informações</text:span><text:span text:style-name="T48">.</text:span></text:p>
      <text:p text:style-name="P34"><text:tab/><text:tab/><text:tab/>Ele foi <text:span text:style-name="T184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P58"><text:soft-page-break/><text:span text:style-name="T48"><text:tab/><text:tab/><text:tab/>De acordo com o autor Gonçalves (2007), o MySQL foi desenvolvido quando se precisava de um sistema de banco de dados rápido e flexível. </text:span><text:span text:style-name="T49">Ele acabou sendo desenvolvido com base em um sistema chamado</text:span><text:span text:style-name="T48"> Msql.</text:span></text:p>
      <text:p text:style-name="P34"/>
      <text:p text:style-name="P59"><text:span text:style-name="T45"><text:tab/><text:tab/>3.2.6 </text:span><text:span text:style-name="T46">NETBEANS IDE</text:span></text:p>
      <text:p text:style-name="P58"><text:span text:style-name="T48"><text:tab/><text:tab/><text:tab/>De</text:span><text:span text:style-name="T49"> início</text:span><text:span text:style-name="T48">, é necessário entender o que IDE. O autor Severo (2005) explica que IDE é um ambiente integrado de desenvolvimento, ou seja, é um conjunto de funcionalidades </text:span><text:span text:style-name="T49">e atalhos</text:span><text:span text:style-name="T48"> que ajuda o programador a desenvolver seu trabalho.</text:span></text:p>
      <text:p text:style-name="P58"><text:span text:style-name="T48"><text:tab/><text:tab/><text:tab/></text:span><text:span text:style-name="T49">Por consequência desse ambiente ser um meio facilitador para os profissionais da área, e</text:span><text:span text:style-name="T48">xistem diversas IDEs disponíveis, porém, o NetBeans é considerada uma das melhores </text:span><text:span text:style-name="T49">na categoria</text:span><text:span text:style-name="T48"> de código aberto do mercado, trazendo ferramentas que ajuda, </text:span><text:span text:style-name="T53">por exemplo,</text:span><text:span text:style-name="T48"> em como mostrar falhas na digitação, variáveis não declaradas, métodos inexistentes, entre outras.</text:span></text:p>
      <text:p text:style-name="P34"/>
      <text:p text:style-name="P56"><text:span text:style-name="T43"><text:tab/><text:tab/>3.2.</text:span><text:span text:style-name="T46">7</text:span><text:span text:style-name="T43"> </text:span><text:span text:style-name="T45">PHP</text:span></text:p>
      <text:p text:style-name="P56"><text:span text:style-name="T45"><text:tab/><text:tab/><text:tab/></text:span><text:span text:style-name="T23">O nome PHP vem de um acrônimo recursivo para "PHP: Hypertext Preprocessor", originalmente “Personal Home Page Tools”, criada em 1994, por Rasmus Lerdorf, engenheiro de software e membro da equipe Apache.</text:span></text:p>
      <text:p text:style-name="P58"><text:span text:style-name="T48"><text:tab/><text:tab/><text:tab/>Segundo o autor Milani (2010), a ideia inicial de Lerdorf era apenas escrever alguns </text:span><text:span text:style-name="T10">scripts</text:span><text:span text:style-name="T48"> em Perl, para ter estatísticas sobre o acesso ao seu currículo, disponível on-line. </text:span><text:span text:style-name="T50">A</text:span><text:span text:style-name="T48">o passar do tempo, o criador foi aprimorando seu código, até que resolveu escrever algo em linguagem C, que pudesse criar </text:span><text:span text:style-name="T53">outras</text:span><text:span text:style-name="T48"> aplicações </text:span><text:span text:style-name="T10">web</text:span><text:span text:style-name="T48">, o projeto foi batizado de PHP/FI - Personal Home Page/Forms Interpreter. Após isso, o projeto se torn</text:span><text:span text:style-name="T50">ou</text:span><text:span text:style-name="T48"> um sucesso e, em 1997 foi lançada a versão 2.0.</text:span></text:p>
      <text:p text:style-name="P34"><text:tab/><text:tab/><text:tab/>O PHP cria scripts embutidos no HTML do servidor, sendo um módulo oficial do http Apache, ele é multiplataformas, ou seja, se manterá no seu formato original em diversos sistemas.</text:p>
      <text:p text:style-name="P34"/>
      <text:p text:style-name="P37"><text:tab/><text:tab/>3.2.<text:span text:style-name="T179">8</text:span> VIRTUALBOX</text:p>
      <text:p text:style-name="P37"><text:tab/><text:tab/><text:tab/><text:span text:style-name="T92">Antes de saber sobre o software Virtual Box, é necessário entender o que é virtualização de ambiente. Virtualizar um ambiente significa dar </text:span><text:soft-page-break/><text:span text:style-name="T92">características reais a algo abstrato, simular uma realidade sem danificar ou afetar o ambiente original e real.</text:span></text:p>
      <text:p text:style-name="P35"><text:tab/><text:tab/><text:tab/>Logo, o VirtualBox desempenha essa tarefa, ele simula uma maquina com um sistema operacional, disco rígido, memória, internet e etc, é possível executar programas dentro deste ambiente.</text:p>
      <text:p text:style-name="P37"><text:span text:style-name="T92"><text:tab/><text:tab/><text:tab/></text:span><text:span text:style-name="T93">O autor </text:span><text:span text:style-name="T94">Siqueira (2013)</text:span><text:span text:style-name="T93">, explica que o software em questão é multiplataformas e de código aberto, fornece diversas ferramentas, como, multiprocessamento (capacidade de criar maquinas virtuais com diversos processadores), é possível usar USBs conectados na máquina real na virtual, várias resoluções de tela independente da máquina real </text:span><text:span text:style-name="T95">e outros.</text:span></text:p>
      <text:p text:style-name="P39"/>
      <text:p text:style-name="P55"><text:span text:style-name="T44"><text:tab/></text:span><text:span text:style-name="T47">3.3 EXPLICAR O QUE ESTÁ SENDO FEITO NA PRÁTICA</text:span></text:p>
      <text:p text:style-name="P44"><text:tab/>3.4 APRESENTAR OS RESULTADOS</text:p>
      <text:p text:style-name="P44">4 TRABALHOS FUTUROS </text:p>
      <text:p text:style-name="P44">5 CONSIDERAÇÕES FINAIS (CONCLUSÃO DO OBJETIVO)</text:p>
      <text:p text:style-name="P17">REFERÊNCIAS</text:p>
      <text:p text:style-name="P64">CARVALHO, Fernanda Ramos et al.. Vulnerabilidades em aplicações web. ​ Revista</text:p>
      <text:p text:style-name="P64">Eletrônica Científica de Ciência da Computação​ , [s.i.], v. 8, n. 1, p.1-1, jul. 2013.</text:p>
      <text:p text:style-name="P64">Disponível em: http://revistas.unifenas.br/index.php/RE3C/article/view/60. Acesso</text:p>
      <text:p text:style-name="P64">em: 20 mar. 2020.</text:p>
      <text:p text:style-name="P64"/>
      <text:p text:style-name="P81">CERON, J. M. et al. Vulnerabilidades em Aplicações Web: uma Análise Baseada nos Dados Coletados em Honeypots. p. 2, [s.d.]. </text:p>
      <text:p text:style-name="P71">CONTRIBUTORS, M. O., Jacob Thornton, and Bootstrap. <text:span text:style-name="T85">Bootstrap</text:span>. Disponível em: https://getbootstrap.com/. Acesso em: 12 ago. 2020. </text:p>
      <text:p text:style-name="P81">COSTA, P. V. et al. Nível de conhecimento de desenvolvedores sobre segurança em aplicações web: Pesquisa e análise. <text:span text:style-name="T85">Anais da Escola Regional de Sistemas de Informação do Rio de Janeiro (ERSI-RJ)</text:span>, p. 92–99, 16 out. 2018. </text:p>
      <text:p text:style-name="P82">DANTAS, Marcus Leal. Segurança da informação: uma abordagem focada em gestão de riscos. Olinda: Livro Rápido, p. 5-13, 2011.</text:p>
      <text:p text:style-name="P72"><text:span text:style-name="T85">DVWA - aplicativo da Web vulnerável maldito</text:span>. Disponível em: http://www.dvwa.co.uk/. Acesso em: 12 ago. 2020. </text:p>
      <text:p text:style-name="P82">FONTES, Edison Luiz Gonçalves. Segurança da informação. Saraiva Educação SA, 2017.</text:p>
      <text:p text:style-name="P66">GONÇALVES, Edson. Desenvolvendo Aplicações Web com JSP Servlets, JavaServer Faces, Hibernate, EJB 3 Persistence e Ajax. Rio de Janeiro: Editora Ciência Moderna, 2007.</text:p>
      <text:p text:style-name="P66"/>
      <text:p text:style-name="P70">GONZAGA, Flávio S.; BIRCKAN, Guilherme. Curso de PHP e MySQL. Florianópolis, outubro, 2000.</text:p>
      <text:p text:style-name="P86"/>
      <text:p text:style-name="P68"><text:span text:style-name="T76">L</text:span><text:span text:style-name="Emphasis"><text:span text:style-name="T111">Ü</text:span></text:span><text:span text:style-name="Emphasis"><text:span text:style-name="T112">DERS, Edson; BIANCHINI, David Cidades Inteligentes: Segurança em aplicações WEB em Prefeituras. Aplicações PHP e Cobit 5. p. 4, 2017.</text:span></text:span></text:p>
      <text:p text:style-name="P68"><text:span text:style-name="Emphasis"><text:span text:style-name="T112"/></text:span></text:p>
      <text:p text:style-name="P64">MACHADO, Rodrigo; KREUTZ, Diego; PAZ, Giulliano; RODRIGUES, Gustavo.</text:p>
      <text:p text:style-name="P64">Vazamentos de Dados: Histórico, Impacto Socioeconômico e as Novas Leis de</text:p>
      <text:p text:style-name="P64">Proteção de Dados. In: ESCOLA REGIONAL DE REDES DE COMPUTADORES (ERRC), 17. , 2019 Anais da XVII Escola Regional de Redes de Computadores. Porto Alegre: Sociedade Brasileira de Computação, jan. 2020 . p. 154-159.</text:p>
      <text:p text:style-name="P64"/>
      <text:p text:style-name="P64"><text:span text:style-name="T110">MARCELO, Antonio. APACHE: Configurando o servidor WEB para Linux. Brasport, 2005.</text:span></text:p>
      <text:p text:style-name="P64"><text:soft-page-break/></text:p>
      <text:p text:style-name="P66">MILANI, André. Construindo Aplicações Web com PHP e MySQL. São Paulo: Novatec Editora, 2010.</text:p>
      <text:p text:style-name="P64"/>
      <text:p text:style-name="P81">MONTANHEIRO, L. S.; CARVALHO, A. M. M. <text:span text:style-name="T85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81">MONTEVERDE, W. A. <text:span text:style-name="T172">Estudo e Análise de Vulnerabilidades Web</text:span>. p. 82, 2014. </text:p>
      <text:p text:style-name="P67"><text:span text:style-name="T74">O</text:span><text:span text:style-name="T75">WASP. Quem é a fundação OWASP? Disponível em: https://owasp.org/. Acesso</text:span></text:p>
      <text:p text:style-name="P64">em: 20 mar. 2020.</text:p>
      <text:p text:style-name="P64"/>
      <text:p text:style-name="P64"><text:span text:style-name="T110">PRESCOTT, Preston. Programação em JavaScript. Babelcube Inc., 2016.</text:span></text:p>
      <text:p text:style-name="P64"/>
      <text:p text:style-name="P66">SEVERO, Carlos Emilio Padilla. NetBeans IDE 4.1: para desenvolvedores que utilizam a tecnologia Java. Rio de Janeiro: Brasport, 2005.</text:p>
      <text:p text:style-name="P66"/>
      <text:p text:style-name="P66"><text:span text:style-name="T115">SIQUEIRA, Luciano Antonio. Máquinas virtuais com VirtualBox. Linux New Media do Brasil E, </text:span><text:span text:style-name="T116">2013</text:span><text:span text:style-name="T115">.</text:span></text:p>
      <text:p text:style-name="P64"/>
      <text:p text:style-name="P81">SOUZA, L. L. D. <text:span text:style-name="T172">Desenvolvimento Seguro de Aplicações Web Seguindo a Metodologia OWASP</text:span>. p. 71, 2012. </text:p>
      <text:p text:style-name="P69"><text:span text:style-name="T75">TAHA, A. M. </text:span><text:span text:style-name="T74">da</text:span><text:span text:style-name="T75"> C. Guia de testes de segurança para aplicações web. 2017. 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8"><text:span text:style-name="Emphasis"><text:span text:style-name="T112"/></text:span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Roboto" svg:font-family="Roboto, sans-serif"/>
    <style:font-face style:name="arial1" svg:font-family="arial, sans-serif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6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4.2$Linux_X86_64 LibreOffice_project/40$Build-2</meta:generator>
    <dc:date>2020-08-14T09:15:45.188780872</dc:date>
    <meta:editing-duration>PT3H26M1S</meta:editing-duration>
    <meta:editing-cycles>36</meta:editing-cycles>
    <meta:document-statistic meta:table-count="0" meta:image-count="0" meta:object-count="0" meta:page-count="16" meta:paragraph-count="140" meta:word-count="3398" meta:character-count="22569" meta:non-whitespace-character-count="19104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